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2_20_Dots_20_3_20_Dashes" svg:stroke-width="0.018cm" svg:stroke-color="#000000" draw:marker-start-width="0.227cm" draw:marker-end-width="0.227cm" draw:fill-color="#ffffff" draw:textarea-horizontal-align="justify" draw:textarea-vertical-align="middle" draw:auto-grow-height="false" fo:min-height="1.256cm" fo:min-width="2.149cm" fo:padding-top="0.134cm" fo:padding-bottom="0.134cm" fo:padding-left="0.259cm" fo:padding-right="0.25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Ultrafine_20_2_20_Dots_20_3_20_Dashes" svg:stroke-width="0.018cm" svg:stroke-color="#000000" draw:marker-start-width="0.227cm" draw:marker-end-width="0.227cm" draw:fill-color="#ffffff" draw:opacity="17%" draw:opacity-name="" draw:textarea-horizontal-align="justify" draw:textarea-vertical-align="middle" draw:auto-grow-height="false" fo:min-height="3.669cm" fo:min-width="12.436cm" fo:padding-top="0.134cm" fo:padding-bottom="0.134cm" fo:padding-left="0.259cm" fo:padding-right="0.259cm"/>
    </style:style>
    <style:style style:name="gr5" style:family="graphic" style:parent-style-name="standard">
      <style:graphic-properties draw:stroke="none" draw:fill="none" fo:min-height="0.6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</style:style>
    <style:style style:name="P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loext:graphic-properties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-color="#ffffff" draw:opacity="17%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none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67cm" svg:height="1.524cm" svg:x="7.239cm" svg:y="2.218cm">
          <text:p text:style-name="P1"><text:span text:style-name="T1">Object Tracker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.616cm" svg:y1="2.98cm" svg:x2="4.41cm" svg:y2="2.98cm">
          <text:p/>
        </draw:line>
        <draw:frame draw:style-name="gr3" draw:text-style-name="P5" draw:layer="layout" svg:width="2.741cm" svg:height="0.877cm" svg:x="1.453cm" svg:y="2.091cm">
          <draw:text-box>
            <text:p text:style-name="P4"><text:span text:style-name="T2">video <text:s/></text:span></text:p>
            <text:p text:style-name="P4"><text:span text:style-name="T2">initial conditions</text:span></text:p>
          </draw:text-box>
        </draw:frame>
        <draw:frame draw:style-name="gr3" draw:text-style-name="P5" draw:layer="layout" svg:width="2.348cm" svg:height="2.755cm" svg:x="1.408cm" svg:y="3.107cm">
          <draw:text-box>
            <text:p text:style-name="P4"><text:span text:style-name="T2">[algorithm] </text:span></text:p>
            <text:p text:style-name="P4"><text:span text:style-name="T2">[bbox color]</text:span></text:p>
            <text:p text:style-name="P4"><text:span text:style-name="T2">[text color]</text:span></text:p>
            <text:p text:style-name="P4"><text:span text:style-name="T2">[outfile name]</text:span></text:p>
            <text:p text:style-name="P4"><text:span text:style-name="T2">[verbosity]</text:span></text:p>
            <text:p text:style-name="P4"><text:span text:style-name="T2">[log file]</text:span></text:p>
            <text:p text:style-name="P4"><text:span text:style-name="T2"/></text:p>
            <text:p text:style-name="P4"><text:span text:style-name="T2"/></text:p>
          </draw:text-box>
        </draw:frame>
        <draw:custom-shape draw:style-name="gr1" draw:text-style-name="P2" draw:layer="layout" svg:width="2.667cm" svg:height="1.524cm" svg:x="13.2cm" svg:y="2.291cm">
          <text:p text:style-name="P1"><text:span text:style-name="T1">Bounding Box</text:span></text:p>
          <text:p text:style-name="P1"><text:span text:style-name="T1">Rende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2.954cm" svg:height="3.937cm" svg:x="4.429cm" svg:y="0.948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2.741cm" svg:height="1.503cm" svg:x="4.564cm" svg:y="1.731cm">
          <draw:text-box>
            <text:p text:style-name="P4"><text:span text:style-name="T2">video</text:span></text:p>
            <text:p text:style-name="P4"><text:span text:style-name="T2">initial conditions</text:span></text:p>
            <text:p text:style-name="P4"><text:span text:style-name="T2">algorithm</text:span></text:p>
            <text:p text:style-name="P4"><text:span text:style-name="T2"/></text:p>
          </draw:text-box>
        </draw:frame>
        <draw:frame draw:style-name="gr3" draw:text-style-name="P5" draw:layer="layout" svg:width="1.941cm" svg:height="1.816cm" svg:x="10.959cm" svg:y="1.11cm">
          <draw:text-box>
            <text:p text:style-name="P4"><text:span text:style-name="T2">video</text:span></text:p>
            <text:p text:style-name="P4"><text:span text:style-name="T2">bbox color</text:span></text:p>
            <text:p text:style-name="P4"><text:span text:style-name="T2">text color</text:span></text:p>
            <text:p text:style-name="P4"><text:span text:style-name="T2">output file</text:span></text:p>
            <text:p text:style-name="P4"><text:span text:style-name="T2"/></text:p>
          </draw:text-box>
        </draw:frame>
        <draw:line draw:style-name="gr2" draw:text-style-name="P3" draw:layer="layout" svg:x1="9.998cm" svg:y1="2.98cm" svg:x2="13.173cm" svg:y2="2.98cm">
          <text:p/>
        </draw:line>
        <draw:line draw:style-name="gr2" draw:text-style-name="P3" draw:layer="layout" svg:x1="11.268cm" svg:y1="2.599cm" svg:x2="13.173cm" svg:y2="2.599cm">
          <text:p/>
        </draw:line>
        <draw:frame draw:style-name="gr5" draw:text-style-name="P7" draw:layer="layout" svg:width="3.429cm" svg:height="0.877cm" svg:x="9.771cm" svg:y="3.08cm">
          <draw:text-box>
            <text:p text:style-name="P4"><text:span text:style-name="T2">object trackings list</text:span></text:p>
          </draw:text-box>
        </draw:frame>
        <draw:line draw:style-name="gr2" draw:text-style-name="P3" draw:layer="layout" svg:x1="15.967cm" svg:y1="3.107cm" svg:x2="17.11cm" svg:y2="3.107cm">
          <text:p/>
        </draw:line>
        <draw:frame draw:style-name="gr6" draw:text-style-name="P5" draw:layer="layout" svg:width="1.755cm" svg:height="0.564cm" svg:x="15.736cm" svg:y="2.416cm">
          <draw:text-box>
            <text:p text:style-name="P4"><text:span text:style-name="T2">out video</text:span></text:p>
          </draw:text-box>
        </draw:frame>
        <draw:line draw:style-name="gr2" draw:text-style-name="P3" draw:layer="layout" svg:x1="17.737cm" svg:y1="2.834cm" svg:x2="19.515cm" svg:y2="2.834cm">
          <text:p/>
        </draw:line>
        <draw:frame draw:style-name="gr6" draw:text-style-name="P5" draw:layer="layout" svg:width="1.755cm" svg:height="0.564cm" svg:x="17.437cm" svg:y="2.216cm">
          <draw:text-box>
            <text:p text:style-name="P4"><text:span text:style-name="T2">out video</text:span></text:p>
          </draw:text-box>
        </draw:frame>
        <draw:frame draw:style-name="gr7" draw:text-style-name="P5" draw:layer="layout" svg:width="2.032cm" svg:height="0.877cm" svg:x="17.41cm" svg:y="2.873cm">
          <draw:text-box>
            <text:p text:style-name="P4"><text:span text:style-name="T2">[logging]</text:span></text:p>
          </draw:text-box>
        </draw:frame>
        <draw:frame draw:style-name="gr5" draw:text-style-name="P7" draw:layer="layout" svg:width="3.429cm" svg:height="0.877cm" svg:x="4.272cm" svg:y="0.381cm">
          <draw:text-box>
            <text:p text:style-name="P4"><text:span text:style-name="T2">Application</text:span></text:p>
          </draw:text-box>
        </draw:frame>
        <draw:line draw:style-name="gr2" draw:text-style-name="P3" draw:layer="layout" svg:x1="4.599cm" svg:y1="3cm" svg:x2="7.139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006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5T14:02:04.826795700</meta:creation-date>
    <dc:date>2020-09-15T14:45:16.959684710</dc:date>
    <meta:editing-duration>PT9M28S</meta:editing-duration>
    <meta:editing-cycles>2</meta:editing-cycles>
    <meta:generator>LibreOffice/5.2.5.1$MacOSX_X86_64 LibreOffice_project/0312e1a284a7d50ca85a365c316c7abbf20a4d22</meta:generator>
    <meta:document-statistic meta:object-count="18"/>
  </office:meta>
</office:document-meta>
</file>